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1.199cm" fo:margin-right="0cm" fo:text-indent="-0.564cm" style:auto-text-indent="false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font-variant="normal" fo:text-transform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ZIANA</text:h>
      <text:p text:style-name="P1">Goriano (Giovanna)</text:p>
      <text:p text:style-name="Text_20_body"> </text:p>
      <text:p text:style-name="Text_20_body">Ingredienti:</text:p>
      <text:p text:style-name="P2">-<text:span text:style-name="T1">          </text:span>100 gr di radice fresca o</text:p>
      <text:p text:style-name="P2">-<text:span text:style-name="T1">          </text:span>70 gr di radice secca;</text:p>
      <text:p text:style-name="P2">-<text:span text:style-name="T1">          </text:span>1 litro di vino bianco;</text:p>
      <text:p text:style-name="P2">-<text:span text:style-name="T1">          </text:span>200 gr o (250gr) di alcool;</text:p>
      <text:p text:style-name="P2">-<text:span text:style-name="T1">          </text:span>200 gr di zucchero.</text:p>
      <text:p text:style-name="Text_20_body"> </text:p>
      <text:p text:style-name="Text_20_body">Preparazione:</text:p>
      <text:p text:style-name="Text_20_body">Lasciare nel vino 30 – 40 giorni le radici di Genziana spezzettate, in un vaso ben chiuso e mescolarlo di frequente.</text:p>
      <text:p text:style-name="Text_20_body">Dopo filtrare e aggiungere lo zucchero e l’alcool.</text:p>
      <text:p text:style-name="Text_20_body">Far riposare per 2 – 3 giorni e filtrare di nuovo.</text:p>
      <text:p text:style-name="Text_20_body"> </text:p>
      <text:p text:style-name="Text_20_body">-------------------------------------------------------------------------------------------------------------------------------</text:p>
      <text:h text:style-name="P3" text:outline-level="1"> </text:h>
      <text:h text:style-name="P3" text:outline-level="1">GENZIANA</text:h>
      <text:p text:style-name="P1">L’Aquila (Pino)</text:p>
      <text:p text:style-name="Text_20_body"> </text:p>
      <text:p text:style-name="Text_20_body">Ingredienti:</text:p>
      <text:p text:style-name="P2">-<text:span text:style-name="T1">          </text:span>40 gr per litro di vino di radice fresca o</text:p>
      <text:p text:style-name="P2">-<text:span text:style-name="T1">          </text:span>… gr di radice secca;</text:p>
      <text:p text:style-name="P2">-<text:span text:style-name="T1">          </text:span>1 litro di vino bianco;</text:p>
      <text:p text:style-name="P2">-<text:span text:style-name="T1">          </text:span>1/5 di stecca di cannella;</text:p>
      <text:p text:style-name="P2">-<text:span text:style-name="T1">          </text:span>200 gr di alcool;</text:p>
      <text:p text:style-name="P2">-<text:span text:style-name="T1">          </text:span>200 gr di zucchero.</text:p>
      <text:p text:style-name="Text_20_body"> </text:p>
      <text:p text:style-name="Text_20_body">Preparazione:</text:p>
      <text:p text:style-name="Text_20_body">Lasciare nel vino 40 giorni le radici di Genziana spezzettate e la cannella, in un vaso ben chiuso e mescolarlo di frequente.</text:p>
      <text:p text:style-name="Text_20_body">Filtrare e aggiungere lo zucchero e l’alcool.</text:p>
      <text:p text:style-name="Text_20_body"><text:soft-page-break/>Far riposare per 2 – 3 giorni e </text:p>
      <text:p text:style-name="Text_20_body">filtrare di nuov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07:32:04.81</meta:creation-date>
    <meta:document-statistic meta:table-count="0" meta:image-count="0" meta:object-count="0" meta:page-count="2" meta:paragraph-count="33" meta:word-count="161" meta:character-count="1053"/>
    <dc:date>2014-07-14T07:32:38.03</dc:date>
    <meta:editing-duration>PT36S</meta:editing-duration>
    <meta:editing-cycles>1</meta:editing-cycles>
    <meta:generator>OpenOffice/4.0.1$Win32 OpenOffice.org_project/401m5$Build-9714</meta:generator>
  </office:meta>
</office:document-meta>
</file>